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1.7902in"/>
    </style:style>
    <style:style style:name="co3" style:family="table-column">
      <style:table-column-properties fo:break-before="auto" style:column-width="1.6508in"/>
    </style:style>
    <style:style style:name="co4" style:family="table-column">
      <style:table-column-properties fo:break-before="auto" style:column-width="1.211in"/>
    </style:style>
    <style:style style:name="co5" style:family="table-column">
      <style:table-column-properties fo:break-before="auto" style:column-width="1.693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$1:.B$1048576])" office:value-type="float" office:value="13.5" calcext:value-type="float">
            <text:p>13.5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$1:.D$1048576])" office:value-type="float" office:value="10.5" calcext:value-type="float">
            <text:p>10.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$1:.F$1048576])" office:value-type="float" office:value="16" calcext:value-type="float">
            <text:p>16.0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abella requisi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4"/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8T12:11:05.951392482</meta:creation-date>
    <dc:date>2022-10-19T10:55:52.131163884</dc:date>
    <meta:editing-duration>PT20M1S</meta:editing-duration>
    <meta:editing-cycles>12</meta:editing-cycles>
    <meta:generator>LibreOffice/6.4.7.2$Linux_X86_64 LibreOffice_project/40$Build-2</meta:generator>
    <meta:document-statistic meta:table-count="1" meta:cell-count="101" meta:object-count="0"/>
  </office:meta>
</office:document-meta>
</file>